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0722in" fo:margin-left="0.0694in" fo:margin-top="0in" fo:margin-bottom="0in" table:align="left"/>
    </style:style>
    <style:style style:name="Table1.A" style:family="table-column">
      <style:table-column-properties style:column-width="2.3618in"/>
    </style:style>
    <style:style style:name="Table1.C" style:family="table-column">
      <style:table-column-properties style:column-width="2.3486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9639in" fo:keep-together="auto"/>
    </style:style>
    <style:style style:name="Table1.3" style:family="table-row">
      <style:table-row-properties style:min-row-height="0.4132in" fo:keep-together="auto"/>
    </style:style>
    <style:style style:name="Table1.4" style:family="table-row">
      <style:table-row-properties style:min-row-height="0.5507in" fo:keep-together="auto"/>
    </style:style>
    <style:style style:name="Table1.5" style:family="table-row">
      <style:table-row-properties style:min-row-height="0.7556in" fo:keep-together="auto"/>
    </style:style>
    <style:style style:name="Table1.6" style:family="table-row">
      <style:table-row-properties style:min-row-height="0.0708in" fo:keep-together="auto"/>
    </style:style>
    <style:style style:name="Table1.7" style:family="table-row">
      <style:table-row-properties style:min-row-height="0.1375in" fo:keep-together="auto"/>
    </style:style>
    <style:style style:name="Table1.9" style:family="table-row">
      <style:table-row-properties style:min-row-height="0.2757in" fo:keep-together="auto"/>
    </style:style>
    <style:style style:name="Table1.10" style:family="table-row">
      <style:table-row-properties style:min-row-height="0.6882in" fo:keep-together="auto"/>
    </style:style>
    <style:style style:name="Table1.11" style:family="table-row">
      <style:table-row-properties style:min-row-height="0.6889in" fo:keep-together="auto"/>
    </style:style>
    <style:style style:name="Table1.12" style:family="table-row">
      <style:table-row-properties style:min-row-height="0.275in" fo:keep-together="auto"/>
    </style:style>
    <style:style style:name="Table1.15" style:family="table-row">
      <style:table-row-properties style:min-row-height="0.8264in" fo:keep-together="auto"/>
    </style:style>
    <style:style style:name="Table1.18" style:family="table-row">
      <style:table-row-properties style:min-row-height="0.9646in" fo:keep-together="auto"/>
    </style:style>
    <style:style style:name="P1" style:family="paragraph" style:parent-style-name="Standard" style:master-page-name="Standard">
      <style:paragraph-properties fo:margin-left="0.0083in" fo:margin-right="0.3409in" fo:margin-top="0in" fo:margin-bottom="0in" loext:contextual-spacing="false" fo:line-height="135%" fo:text-align="start" style:justify-single-word="false" fo:keep-together="auto" fo:orphans="0" fo:widows="0" fo:text-indent="0.3346in" style:auto-text-indent="false" style:page-number="auto" fo:padding="0in" fo:border="none" fo:keep-with-next="auto"/>
    </style:style>
    <style:style style:name="P2" style:family="paragraph" style:parent-style-name="Standard">
      <style:paragraph-properties fo:margin-left="0.0016in" fo:margin-right="0in" fo:margin-top="0.180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0016in" fo:margin-right="0in" fo:margin-top="0.42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0083in" fo:margin-right="0in" fo:margin-top="0.272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0083in" fo:margin-right="0in" fo:margin-top="0.074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0083in" fo:margin-right="0in" fo:margin-top="0.42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0083in" fo:margin-right="0.5409in" fo:margin-top="0.2728in" fo:margin-bottom="0in" loext:contextual-spacing="false" fo:line-height="352%" fo:text-align="start" style:justify-single-word="false" fo:keep-together="auto" fo:orphans="0" fo:widows="0" fo:text-indent="-0.0071in" style:auto-text-indent="false" fo:padding="0in" fo:border="none" fo:keep-with-next="auto"/>
    </style:style>
    <style:style style:name="P8" style:family="paragraph" style:parent-style-name="Standard">
      <style:paragraph-properties fo:margin-left="0.0043in" fo:margin-right="0in" fo:margin-top="0.42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.0043in" fo:margin-right="0in" fo:margin-top="0.408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0035in" fo:margin-right="0.4047in" fo:margin-top="0.4256in" fo:margin-bottom="0in" loext:contextual-spacing="false" fo:line-height="108%" fo:text-align="start" style:justify-single-word="false" fo:keep-together="auto" fo:orphans="0" fo:widows="0" fo:text-indent="-0.0035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.1874in" fo:margin-top="0.4972in" fo:margin-bottom="0in" loext:contextual-spacing="false" fo:line-height="108%" fo:text-align="start" style:justify-single-word="false" fo:keep-together="auto" fo:orphans="0" fo:widows="0" fo:text-indent="0.0063in" style:auto-text-indent="false" fo:padding="0in" fo:border="none" fo:keep-with-next="auto"/>
    </style:style>
    <style:style style:name="P12" style:family="paragraph" style:parent-style-name="Standard">
      <style:paragraph-properties fo:margin-left="0.0035in" fo:margin-right="0in" fo:margin-top="0.330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.2839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1118in" fo:margin-right="0in" fo:margin-top="0.1016in" fo:margin-bottom="0in" loext:contextual-spacing="false" fo:line-height="108%" fo:text-align="start" style:justify-single-word="false" fo:keep-together="auto" fo:orphans="0" fo:widows="0" fo:text-indent="0.0083in" style:auto-text-indent="false" fo:padding="0in" fo:border="none" fo:keep-with-next="auto"/>
    </style:style>
    <style:style style:name="P15" style:family="paragraph" style:parent-style-name="Standard">
      <style:paragraph-properties fo:margin-left="0.1146in" fo:margin-right="0in" fo:margin-top="1.0807in" fo:margin-bottom="0in" loext:contextual-spacing="false" fo:line-height="108%" fo:text-align="start" style:justify-single-word="false" fo:keep-together="auto" fo:orphans="0" fo:widows="0" fo:text-indent="-0.002in" style:auto-text-indent="false" fo:padding="0in" fo:border="none" fo:keep-with-next="auto"/>
    </style:style>
    <style:style style:name="P16" style:family="paragraph" style:parent-style-name="Standard">
      <style:paragraph-properties fo:margin-left="0.1165in" fo:margin-right="0.0634in" fo:margin-top="1.0945in" fo:margin-bottom="0in" loext:contextual-spacing="false" fo:line-height="108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1209in" fo:margin-right="0in" fo:margin-top="0.913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1209in" fo:margin-right="0in" fo:margin-top="0.842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1209in" fo:margin-right="0in" fo:margin-top="0.70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1209in" fo:margin-right="0in" fo:margin-top="0.67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1161in" fo:margin-right="0.0591in" fo:margin-top="0.6756in" fo:margin-bottom="0in" loext:contextual-spacing="false" fo:line-height="108%" fo:text-align="start" style:justify-single-word="false" fo:keep-together="auto" fo:orphans="0" fo:widows="0" fo:text-indent="0.0008in" style:auto-text-indent="false" fo:padding="0in" fo:border="none" fo:keep-with-next="auto"/>
    </style:style>
    <style:style style:name="P22" style:family="paragraph" style:parent-style-name="Standard">
      <style:paragraph-properties fo:margin-left="0.2327in" fo:margin-right="0.0602in" fo:margin-top="0in" fo:margin-bottom="0in" loext:contextual-spacing="false" fo:line-height="135%" fo:text-align="start" style:justify-single-word="false" fo:keep-together="auto" fo:orphans="0" fo:widows="0" fo:text-indent="0.2575in" style:auto-text-indent="false" fo:padding="0in" fo:border="none" fo:keep-with-next="auto"/>
    </style:style>
    <style:style style:name="P23" style:family="paragraph" style:parent-style-name="Standard">
      <style:paragraph-properties fo:margin-left="0.2327in" fo:margin-right="0in" fo:margin-top="0.180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2327in" fo:margin-right="0in" fo:margin-top="0.272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2327in" fo:margin-right="0in" fo:margin-top="0.049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.2327in" fo:margin-right="0in" fo:margin-top="0.342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2244in" fo:margin-right="0in" fo:margin-top="0.272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.2244in" fo:margin-right="0in" fo:margin-top="0.342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.2244in" fo:margin-right="0in" fo:margin-top="0.320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2244in" fo:margin-right="0in" fo:margin-top="0.261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.2283in" fo:margin-right="0in" fo:margin-top="0.42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.2283in" fo:margin-right="0in" fo:margin-top="0.247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.228in" fo:margin-right="0in" fo:margin-top="0.25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.2283in" fo:margin-right="0.3965in" fo:margin-top="0.2728in" fo:margin-bottom="0in" loext:contextual-spacing="false" fo:line-height="260%" fo:text-align="start" style:justify-single-word="false" fo:keep-together="auto" fo:orphans="0" fo:widows="0" fo:text-indent="-0.0028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0in" fo:margin-top="0.2728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1a1a1a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1a1a1a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>
      <style:paragraph-properties fo:margin-left="0.2244in" fo:margin-right="0.0409in" fo:margin-top="0.2728in" fo:margin-bottom="0in" loext:contextual-spacing="false" fo:line-height="108%" fo:text-align="start" style:justify-single-word="false" fo:keep-together="auto" fo:orphans="0" fo:widows="0" fo:text-indent="0.0083in" style:auto-text-indent="false" fo:padding="0in" fo:border="none" fo:keep-with-next="auto"/>
    </style:style>
    <style:style style:name="P41" style:family="paragraph" style:parent-style-name="Standard">
      <style:paragraph-properties fo:margin-left="0.0063in" fo:margin-right="0in" fo:margin-top="0.53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.006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.079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.0701in" fo:margin-right="0.1083in" fo:margin-top="0in" fo:margin-bottom="0in" loext:contextual-spacing="false" fo:line-height="108%" fo:text-align="start" style:justify-single-word="false" fo:keep-together="auto" fo:orphans="0" fo:widows="0" fo:text-indent="0.0083in" style:auto-text-indent="false" fo:padding="0in" fo:border="none" fo:keep-with-next="auto"/>
    </style:style>
    <style:style style:name="P45" style:family="paragraph" style:parent-style-name="Standard">
      <style:paragraph-properties fo:margin-left="0.0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.070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.070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a1a1a" fo:font-size="10pt" fo:font-weight="bold" style:font-size-asian="10pt" style:font-weight-asian="bold" style:font-size-complex="10pt"/>
    </style:style>
    <style:style style:name="P48" style:family="paragraph" style:parent-style-name="Standard">
      <style:paragraph-properties fo:margin-left="0.0728in" fo:margin-right="0.1299in" fo:margin-top="0in" fo:margin-bottom="0in" loext:contextual-spacing="false" fo:line-height="108%" fo:text-align="start" style:justify-single-word="false" fo:keep-together="auto" fo:orphans="0" fo:widows="0" fo:text-indent="-0.002in" style:auto-text-indent="false" fo:padding="0in" fo:border="none" fo:keep-with-next="auto"/>
    </style:style>
    <style:style style:name="P49" style:family="paragraph" style:parent-style-name="Standard">
      <style:paragraph-properties fo:margin-left="0.075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0.0744in" fo:margin-right="0.4465in" fo:margin-top="0in" fo:margin-bottom="0in" loext:contextual-spacing="false" fo:line-height="108%" fo:text-align="start" style:justify-single-word="false" fo:keep-together="auto" fo:orphans="0" fo:widows="0" fo:text-indent="-0.0035in" style:auto-text-indent="false" fo:padding="0in" fo:border="none" fo:keep-with-next="auto"/>
    </style:style>
    <style:style style:name="P51" style:family="paragraph" style:parent-style-name="Standard">
      <style:paragraph-properties fo:margin-left="0.0701in" fo:margin-right="0.2291in" fo:margin-top="0in" fo:margin-bottom="0in" loext:contextual-spacing="false" fo:line-height="108%" fo:text-align="start" style:justify-single-word="false" fo:keep-together="auto" fo:orphans="0" fo:widows="0" fo:text-indent="0.0063in" style:auto-text-indent="false" fo:padding="0in" fo:border="none" fo:keep-with-next="auto"/>
    </style:style>
    <style:style style:name="P52" style:family="paragraph" style:parent-style-name="Standard">
      <style:paragraph-properties fo:margin-left="0.074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3" style:family="paragraph" style:parent-style-name="Standard">
      <style:paragraph-properties fo:margin-left="0.0201in" fo:margin-right="0.0992in" fo:margin-top="0.3728in" fo:margin-bottom="0in" loext:contextual-spacing="false" fo:line-height="266%" fo:text-align="start" style:justify-single-word="false" fo:keep-together="auto" fo:orphans="0" fo:widows="0" fo:text-indent="-0.0126in" style:auto-text-indent="false" fo:padding="0in" fo:border="none" fo:keep-with-next="auto"/>
    </style:style>
    <style:style style:name="P54" style:family="paragraph" style:parent-style-name="Standard">
      <style:paragraph-properties fo:margin-left="0.0083in" fo:margin-right="0.0992in" fo:margin-top="0.061in" fo:margin-bottom="0in" loext:contextual-spacing="false" fo:line-height="97%" fo:text-align="start" style:justify-single-word="false" fo:keep-together="auto" fo:orphans="0" fo:widows="0" fo:text-indent="0.0118in" style:auto-text-indent="false" fo:padding="0in" fo:border="none" fo:keep-with-next="auto"/>
    </style:style>
    <style:style style:name="P55" style:family="paragraph" style:parent-style-name="Standard">
      <style:paragraph-properties fo:margin-left="0.0083in" fo:margin-right="0.0992in" fo:margin-top="0.2429in" fo:margin-bottom="0in" loext:contextual-spacing="false" fo:line-height="97%" fo:text-align="start" style:justify-single-word="false" fo:keep-together="auto" fo:orphans="0" fo:widows="0" fo:text-indent="0.0118in" style:auto-text-indent="false" fo:padding="0in" fo:border="none" fo:keep-with-next="auto"/>
    </style:style>
    <style:style style:name="P56" style:family="paragraph" style:parent-style-name="Standard">
      <style:paragraph-properties fo:margin-left="0.0071in" fo:margin-right="0.0992in" fo:margin-top="0.2429in" fo:margin-bottom="0in" loext:contextual-spacing="false" fo:line-height="266%" fo:text-align="start" style:justify-single-word="false" fo:keep-together="auto" fo:orphans="0" fo:widows="0" fo:text-indent="0.0126in" style:auto-text-indent="false" fo:padding="0in" fo:border="none" fo:keep-with-next="auto"/>
    </style:style>
    <style:style style:name="P57" style:family="paragraph" style:parent-style-name="Standard">
      <style:paragraph-properties fo:margin-left="0in" fo:margin-right="0.0992in" fo:margin-top="0.2429in" fo:margin-bottom="0in" loext:contextual-spacing="false" fo:line-height="97%" fo:text-align="start" style:justify-single-word="false" fo:keep-together="auto" fo:orphans="0" fo:widows="0" fo:text-indent="0.0071in" style:auto-text-indent="false" fo:padding="0in" fo:border="none" fo:keep-with-next="auto"/>
    </style:style>
    <style:style style:name="P58" style:family="paragraph" style:parent-style-name="Standard">
      <style:paragraph-properties fo:margin-left="0.0083in" fo:margin-right="0.0992in" fo:margin-top="0.2429in" fo:margin-bottom="0in" loext:contextual-spacing="false" fo:line-height="97%" fo:text-align="start" style:justify-single-word="false" fo:keep-together="auto" fo:orphans="0" fo:widows="0" fo:text-indent="-0.0008in" style:auto-text-indent="false" fo:padding="0in" fo:border="none" fo:keep-with-next="auto"/>
    </style:style>
    <style:style style:name="P59" style:family="paragraph" style:parent-style-name="Standard">
      <style:paragraph-properties fo:margin-left="0.0154in" fo:margin-right="0.0992in" fo:margin-top="0.2429in" fo:margin-bottom="0in" loext:contextual-spacing="false" fo:line-height="97%" fo:text-align="start" style:justify-single-word="false" fo:keep-together="auto" fo:orphans="0" fo:widows="0" fo:text-indent="-0.0075in" style:auto-text-indent="false" fo:padding="0in" fo:border="none" fo:keep-with-next="auto"/>
    </style:style>
    <style:style style:name="P60" style:family="paragraph" style:parent-style-name="Standard">
      <style:paragraph-properties fo:margin-left="0.0075in" fo:margin-right="0.0992in" fo:margin-top="0.2429in" fo:margin-bottom="0in" loext:contextual-spacing="false" fo:line-height="97%" fo:text-align="start" style:justify-single-word="false" fo:keep-together="auto" fo:orphans="0" fo:widows="0" fo:text-indent="0.0126in" style:auto-text-indent="false" fo:padding="0in" fo:border="none" fo:keep-with-next="auto"/>
    </style:style>
    <style:style style:name="P61" style:family="paragraph" style:parent-style-name="Standard">
      <style:paragraph-properties fo:margin-left="0.0154in" fo:margin-right="0.0992in" fo:margin-top="0.2429in" fo:margin-bottom="0in" loext:contextual-spacing="false" fo:line-height="97%" fo:text-align="start" style:justify-single-word="false" fo:keep-together="auto" fo:orphans="0" fo:widows="0" fo:text-indent="0.0043in" style:auto-text-indent="false" fo:padding="0in" fo:border="none" fo:keep-with-next="auto"/>
    </style:style>
    <style:style style:name="P62" style:family="paragraph" style:parent-style-name="Standard">
      <style:paragraph-properties fo:margin-left="0.0063in" fo:margin-right="0.0992in" fo:margin-top="0.2429in" fo:margin-bottom="0in" loext:contextual-spacing="false" fo:line-height="97%" fo:text-align="start" style:justify-single-word="false" fo:keep-together="auto" fo:orphans="0" fo:widows="0" fo:text-indent="0.0138in" style:auto-text-indent="false" fo:padding="0in" fo:border="none" fo:keep-with-next="auto"/>
    </style:style>
    <style:style style:name="P63" style:family="paragraph" style:parent-style-name="Standard">
      <style:paragraph-properties fo:margin-left="0.0126in" fo:margin-right="0.0992in" fo:margin-top="0.2429in" fo:margin-bottom="0in" loext:contextual-spacing="false" fo:line-height="97%" fo:text-align="start" style:justify-single-word="false" fo:keep-together="auto" fo:orphans="0" fo:widows="0" fo:text-indent="-0.0047in" style:auto-text-indent="false" fo:padding="0in" fo:border="none" fo:keep-with-next="auto"/>
    </style:style>
    <style:style style:name="P64" style:family="paragraph" style:parent-style-name="Standard">
      <style:paragraph-properties fo:margin-left="0.0071in" fo:margin-right="0.0992in" fo:margin-top="0.2429in" fo:margin-bottom="0in" loext:contextual-spacing="false" fo:line-height="266%" fo:text-align="justify" style:justify-single-word="false" fo:keep-together="auto" fo:orphans="0" fo:widows="0" fo:text-indent="0in" style:auto-text-indent="false" fo:padding="0in" fo:border="none" fo:keep-with-next="auto"/>
    </style:style>
    <style:style style:name="P65" style:family="paragraph" style:parent-style-name="Standard">
      <style:paragraph-properties fo:margin-left="0in" fo:margin-right="-0.0035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Garamond" fo:font-size="12pt" fo:font-style="italic" style:text-underline-style="none" fo:font-weight="normal" style:font-name-asian="Garamond1" style:font-size-asian="12pt" style:font-style-asian="italic" style:font-weight-asian="normal" style:font-name-complex="Garamond1" style:font-size-complex="12pt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Garamond" fo:font-size="9pt" fo:font-style="italic" style:text-underline-style="none" fo:font-weight="normal" style:font-name-asian="Garamond1" style:font-size-asian="9pt" style:font-style-asian="italic" style:font-weight-asian="normal" style:font-name-complex="Garamond1" style:font-size-complex="9pt"/>
    </style:style>
    <style:style style:name="T6" style:family="text">
      <style:text-properties fo:font-variant="normal" fo:text-transform="none" fo:color="#231f20" style:text-line-through-style="none" style:text-line-through-type="none" style:text-position="0% 100%" style:font-name="Arial" fo:font-size="26pt" fo:font-style="normal" style:text-underline-style="none" fo:font-weight="normal" style:font-name-asian="Arial1" style:font-size-asian="26pt" style:font-style-asian="normal" style:font-weight-asian="normal" style:font-name-complex="Arial1" style:font-size-complex="26pt"/>
    </style:style>
    <style:style style:name="T7" style:family="text">
      <style:text-properties fo:font-variant="normal" fo:text-transform="none" fo:color="#231f2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8" style:family="text">
      <style:text-properties fo:font-variant="normal" fo:text-transform="none" fo:color="#231f20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T9" style:family="text">
      <style:text-properties fo:font-variant="normal" fo:text-transform="none" fo:color="#231f20" style:text-line-through-style="none" style:text-line-through-type="none" style:text-position="0% 100%" style:font-name="Garamond" fo:font-size="12pt" fo:font-style="italic" style:text-underline-style="none" fo:font-weight="normal" style:font-name-asian="Garamond1" style:font-size-asian="12pt" style:font-style-asian="italic" style:font-weight-asian="normal" style:font-name-complex="Garamond1" style:font-size-complex="12pt"/>
    </style:style>
    <style:style style:name="T10" style:family="text">
      <style:text-properties fo:font-variant="normal" fo:text-transform="none" fo:color="#231f20" style:text-line-through-style="none" style:text-line-through-type="none" style:text-position="sub 58%" style:font-name="Garamond" fo:font-size="18pt" fo:font-style="italic" style:text-underline-style="none" fo:font-weight="normal" style:font-name-asian="Garamond1" style:font-size-asian="18pt" style:font-style-asian="italic" style:font-weight-asian="normal" style:font-name-complex="Garamond1" style:font-size-complex="18pt"/>
    </style:style>
    <style:style style:name="T11" style:family="text">
      <style:text-properties fo:color="#1a1a1a" fo:font-size="10pt" fo:font-style="italic" style:font-size-asian="10pt" style:font-style-asian="italic" style:font-size-complex="10pt"/>
    </style:style>
    <style:style style:name="T12" style:family="text">
      <style:text-properties fo:color="#1a1a1a" fo:font-size="10pt" fo:font-weight="bold" style:font-size-asian="10pt" style:font-weight-asian="bold" style:font-size-complex="10pt"/>
    </style:style>
    <style:style style:name="T13" style:family="text">
      <style:text-properties fo:color="#231f20" style:font-name="Helvetica Neue" fo:font-size="12pt" style:font-name-asian="Helvetica Neue1" style:font-size-asian="12pt" style:font-name-complex="Helvetica Neue1" style:font-size-complex="12pt"/>
    </style:style>
    <style:style style:name="Sect1" style:family="section">
      <style:section-properties style:editable="false">
        <style:columns fo:column-count="3">
          <style:column style:rel-width="21846*" fo:start-indent="0in" fo:end-indent="0in"/>
          <style:column style:rel-width="21846*" fo:start-indent="0in" fo:end-indent="0in"/>
          <style:column style:rel-width="21843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"><text:span text:style-name="T1">Fysiskt – utanpå </text:span><text:span text:style-name="T2">Kön </text:span></text:p>
        <text:p text:style-name="P2"><text:span text:style-name="T2">Ålder </text:span></text:p>
        <text:p text:style-name="P4"><text:span text:style-name="T2">Namn </text:span></text:p>
        <text:p text:style-name="P4"><text:span text:style-name="T2">Kroppsbyggnad </text:span></text:p>
        <text:p text:style-name="P3"><text:span text:style-name="T2">Ansiktsform </text:span></text:p>
        <text:p text:style-name="P4"><text:span text:style-name="T2">Hår- och ögonfärg? </text:span></text:p>
        <text:p text:style-name="P4"><text:span text:style-name="T2">Hy? </text:span></text:p>
        <text:p text:style-name="P7"><text:span text:style-name="T2">Använder karaktären smink? Hur rör sig karaktären? </text:span></text:p>
        <text:p text:style-name="P5"><text:span text:style-name="T2">Kläder? </text:span></text:p>
        <text:p text:style-name="P8"><text:span text:style-name="T2">Sätt att tala? </text:span></text:p>
        <text:p text:style-name="P4"><text:span text:style-name="T2">Dialekt? </text:span></text:p>
        <text:p text:style-name="P4"><text:span text:style-name="T2">Hälsa? </text:span></text:p>
        <text:p text:style-name="P6"><text:span text:style-name="T2">Favoritmat? </text:span></text:p>
        <text:p text:style-name="P9"><text:span text:style-name="T2">Sätt att äta? </text:span></text:p>
        <text:p text:style-name="P10"><text:span text:style-name="T2">Vad brukar karaktären ha med <text:s/>sig/bära på? </text:span></text:p>
        <text:p text:style-name="P11"><text:span text:style-name="T2">Märks karaktären i en folksamling? <text:s/>Varför? </text:span></text:p>
        <text:p text:style-name="P12"><text:span text:style-name="T2">Övrigt </text:span></text:p>
        <text:p text:style-name="P13"><text:span text:style-name="T1">Psykiskt – inuti </text:span></text:p>
        <text:p text:style-name="P14"><text:span text:style-name="T2">Egenskaper: </text:span><text:span text:style-name="T3">trög, seg, sprallig, vimsig, <text:s/>snabb, optimistisk, lugn, kamratlig, snål, <text:s/>långsam, vänlig, modig, sorgsen, lat, <text:s/>grym, hjälpsam, tjurig, kaxig, aggressiv, <text:s/>ordentlig, otålig, pessimistisk, pratglad, <text:s/>generös, pedantisk, sur, osäker, slarvig, <text:s/>artig… </text:span></text:p>
        <text:p text:style-name="P15"><text:span text:style-name="T2">Talanger: </text:span><text:span text:style-name="T3">sportig, händig, konstnärlig, <text:s/>musikalisk, fantasifull… </text:span></text:p>
        <text:p text:style-name="P16"><text:soft-page-break/><text:span text:style-name="T2">Svagheter: </text:span><text:span text:style-name="T3">stark rädsla för något, en <text:s/>fobi… </text:span></text:p>
        <text:p text:style-name="P17"><text:span text:style-name="T2">Framtidsdrömmar? </text:span></text:p>
        <text:p text:style-name="P18"><text:span text:style-name="T2">Hemlighet? </text:span></text:p>
        <text:p text:style-name="P19"><text:span text:style-name="T2">Det bästa som kan hända… </text:span></text:p>
        <text:p text:style-name="P20"><text:span text:style-name="T2">Det värsta som kan hända… </text:span></text:p>
        <text:p text:style-name="P21"><text:span text:style-name="T2">Självbild? </text:span><text:span text:style-name="T3">Jag är stark, rädd, utanför, <text:s/>omtyckt, hjälpsam, snäll… </text:span></text:p>
        <text:p text:style-name="P22"><text:span text:style-name="T1">Socialt – omkring </text:span><text:span text:style-name="T2">Ekonomi – god eller dålig? </text:span></text:p>
        <text:p text:style-name="P23"><text:span text:style-name="T2">Bostadsort? </text:span></text:p>
        <text:p text:style-name="P27"><text:span text:style-name="T2">Typ av bostad? </text:span></text:p>
        <text:p text:style-name="P24"><text:span text:style-name="T2">Familj? </text:span></text:p>
        <text:p text:style-name="P31"><text:span text:style-name="T2">Släkt? </text:span></text:p>
        <text:p text:style-name="P27"><text:span text:style-name="T2">Vänner? </text:span></text:p>
        <text:p text:style-name="P24"><text:span text:style-name="T2">Fiender? </text:span></text:p>
        <text:p text:style-name="P33"><text:span text:style-name="T2">Grannar? </text:span></text:p>
        <text:p text:style-name="P24"><text:span text:style-name="T2">Husdjur? </text:span></text:p>
        <text:p text:style-name="P34"><text:span text:style-name="T2">Alltid bott på samma plats? Sysselsättning? </text:span></text:p>
        <text:p text:style-name="P25"><text:span text:style-name="T2">Intressen? </text:span></text:p>
        <text:p text:style-name="P35"><text:span text:style-name="T2">Officiella hobbies? </text:span><text:span text:style-name="T3">Bilar, golf… </text:span></text:p>
        <text:p text:style-name="P40"><text:span text:style-name="T2">Inofficiella hobbies? </text:span><text:span text:style-name="T3">Samla nallar, <text:s/>glasspinnar… </text:span></text:p>
        <text:p text:style-name="P32"><text:span text:style-name="T2">Sommaraktiviteter? </text:span></text:p>
        <text:p text:style-name="P28"><text:span text:style-name="T2">Vinteraktiviteter? </text:span></text:p>
        <text:p text:style-name="P29"><text:soft-page-break/><text:span text:style-name="T2">Vanor / ovanor? </text:span></text:p>
        <text:p text:style-name="P26"><text:span text:style-name="T2">Favoritplatser? </text:span></text:p>
        <text:p text:style-name="P28"><text:span text:style-name="T2">Vilka platser undviks? </text:span></text:p>
        <text:p text:style-name="P30"><text:span text:style-name="T2">Viktiga händelser i livet? </text:span></text:p>
        <text:p text:style-name="P24"><text:span text:style-name="T2">Första intrycket? </text:span></text:p>
      </text:section>
      <text:section text:style-name="Sect2" text:name="Section1">
        <text:p text:style-name="P41"><text:span text:style-name="T4">34 </text:span></text:p>
        <text:p text:style-name="P36"><text:span text:style-name="T5">23b. Karaktärsschema © Argument Förlag och Veronica Grönte. Kopieringsunderlag (reviderat) till Pennvässaren.</text:span></text:p>
        <table:table table:name="Table1" table:style-name="Table1">
          <table:table-column table:style-name="Table1.A" table:number-columns-repeated="2"/>
          <table:table-column table:style-name="Table1.C"/>
          <text:soft-page-break/>
          <table:table-row table:style-name="Table1.1">
            <table:table-cell table:style-name="Table1.A1" office:value-type="string">
              <text:p text:style-name="P36"><text:span text:style-name="T1">Fysiskt – utanpå</text:span></text:p>
            </table:table-cell>
            <table:table-cell table:style-name="Table1.A1" office:value-type="string">
              <text:p text:style-name="P36"><text:span text:style-name="T1">Psykiskt – inuti</text:span></text:p>
            </table:table-cell>
            <table:table-cell table:style-name="Table1.A1" office:value-type="string">
              <text:p text:style-name="P36"><text:span text:style-name="T1">Socialt – omkring</text:span></text:p>
            </table:table-cell>
          </table:table-row>
          <table:table-row table:style-name="Table1.2">
            <table:table-cell table:style-name="Table1.A1" office:value-type="string">
              <text:p text:style-name="P43"><text:span text:style-name="T2">Kön?Man</text:span></text:p>
            </table:table-cell>
            <table:table-cell table:style-name="Table1.A1" table:number-rows-spanned="4" office:value-type="string">
              <text:p text:style-name="P44"><text:span text:style-name="T2">Egenskaper: </text:span><text:span text:style-name="T11">logisk,paranoid,snäll,misstänksam,smart,</text:span></text:p>
            </table:table-cell>
            <table:table-cell table:style-name="Table1.A1" table:number-rows-spanned="2" office:value-type="string">
              <text:p text:style-name="P43"><text:span text:style-name="T2">Familj? </text:span><text:span text:style-name="T12">hans fru Jane Morrison,deras två barn Joshua jr och Jim.</text:span></text:p>
            </table:table-cell>
          </table:table-row>
          <table:table-row table:style-name="Table1.3">
            <table:table-cell table:style-name="Table1.A1" table:number-rows-spanned="2" office:value-type="string">
              <text:p text:style-name="P45"><text:span text:style-name="T2">Ålder?31</text:span></text:p>
            </table:table-cell>
            <table:covered-table-cell/>
            <table:covered-table-cell/>
          </table:table-row>
          <table:table-row table:style-name="Table1.4">
            <table:covered-table-cell/>
            <table:covered-table-cell/>
            <table:table-cell table:style-name="Table1.A1" table:number-rows-spanned="3" office:value-type="string">
              <text:p text:style-name="P46"><text:span text:style-name="T2">Vänner?</text:span><text:span text:style-name="T12"> Kapten J.Miles(död)</text:span></text:p>
              <text:p text:style-name="P46"><text:span text:style-name="T12">Sjuksyster Janice Hoops(okänd status)</text:span></text:p>
              <text:p text:style-name="P47"/>
            </table:table-cell>
          </table:table-row>
          <table:table-row table:style-name="Table1.5">
            <table:table-cell table:style-name="Table1.A1" table:number-rows-spanned="3" office:value-type="string">
              <text:p text:style-name="P43"><text:span text:style-name="T2">Namn? Joshua Brooks</text:span></text:p>
            </table:table-cell>
            <table:covered-table-cell/>
            <table:covered-table-cell/>
          </table:table-row>
          <table:table-row table:style-name="Table1.6">
            <table:covered-table-cell/>
            <table:table-cell table:style-name="Table1.A1" table:number-rows-spanned="4" office:value-type="string">
              <text:p text:style-name="P48"><text:span text:style-name="T2">Talanger: </text:span><text:span text:style-name="T11">sportig,teknisk,karasmatik,fantasifull och skapare</text:span></text:p>
            </table:table-cell>
            <table:covered-table-cell/>
          </table:table-row>
          <table:table-row table:style-name="Table1.7">
            <table:covered-table-cell/>
            <table:covered-table-cell/>
            <table:table-cell table:style-name="Table1.A1" table:number-rows-spanned="3" office:value-type="string">
              <text:p text:style-name="P43"><text:span text:style-name="T2">Fiender? </text:span><text:span text:style-name="T12">Kommandör Roger E. Jackson,säkerhetschef för uss Enterprise.</text:span></text:p>
            </table:table-cell>
          </table:table-row>
          <table:table-row table:style-name="Table1.2">
            <table:table-cell table:style-name="Table1.A1" office:value-type="string">
              <text:p text:style-name="P43"><text:span text:style-name="T2">Kroppsbyggnad?atletisk</text:span></text:p>
            </table:table-cell>
            <table:covered-table-cell/>
            <table:covered-table-cell/>
          </table:table-row>
          <table:table-row table:style-name="Table1.9">
            <table:table-cell table:style-name="Table1.A1" table:number-rows-spanned="2" office:value-type="string">
              <text:p text:style-name="P43"><text:span text:style-name="T2">Kläder?Bruna b</text:span><text:span text:style-name="T12">yxor,bly tröja och en grön keps.</text:span></text:p>
            </table:table-cell>
            <table:covered-table-cell/>
            <table:covered-table-cell/>
          </table:table-row>
          <table:table-row table:style-name="Table1.10">
            <table:covered-table-cell/>
            <table:table-cell table:style-name="Table1.A1" table:number-rows-spanned="2" office:value-type="string">
              <text:p text:style-name="P43"><text:span text:style-name="T2">Hemlighet? är väldigt rädd för spindlar och ormar.</text:span></text:p>
            </table:table-cell>
            <table:table-cell table:style-name="Table1.A1" table:number-rows-spanned="2" office:value-type="string">
              <text:p text:style-name="P43"><text:span text:style-name="T2">Husdjur?inga</text:span></text:p>
            </table:table-cell>
          </table:table-row>
          <table:table-row table:style-name="Table1.11">
            <table:table-cell table:style-name="Table1.A1" table:number-rows-spanned="2" office:value-type="string">
              <text:p text:style-name="P43"><text:span text:style-name="T2">Favoritmat?flygande jakob</text:span></text:p>
            </table:table-cell>
            <table:covered-table-cell/>
            <table:covered-table-cell/>
          </table:table-row>
          <table:table-row table:style-name="Table1.12">
            <table:covered-table-cell/>
            <table:table-cell table:style-name="Table1.A1" table:number-rows-spanned="3" office:value-type="string">
              <text:p text:style-name="P43"><text:span text:style-name="T2">Det bästa som kan hända?</text:span><text:span text:style-name="T12">att han hittar sin fru och barn på rymdskeppet</text:span></text:p>
            </table:table-cell>
            <table:table-cell table:style-name="Table1.A1" table:number-rows-spanned="3" office:value-type="string">
              <text:p text:style-name="P43"><text:span text:style-name="T2">Intressen? Datorer,spel,vapen,konspirationer</text:span></text:p>
            </table:table-cell>
          </table:table-row>
          <table:table-row table:style-name="Table1.2">
            <table:table-cell table:style-name="Table1.A1" office:value-type="string">
              <text:p text:style-name="P49"><text:span text:style-name="T2">Sätt att äta? ganska normalt,äter emd </text:span><text:span text:style-name="T12">bestick men i värsta fall med händerna.</text:span></text:p>
            </table:table-cell>
            <table:covered-table-cell/>
            <table:covered-table-cell/>
          </table:table-row>
          <table:table-row table:style-name="Table1.7">
            <table:table-cell table:style-name="Table1.A1" table:number-rows-spanned="2" office:value-type="string">
              <text:p text:style-name="P50"><text:span text:style-name="T2">Vad brukar karaktären ha med <text:s/>sig/bära på? sitt tjänstevapen X-105.si</text:span><text:span text:style-name="T12">tt idkort.</text:span></text:p>
            </table:table-cell>
            <table:covered-table-cell/>
            <table:covered-table-cell/>
          </table:table-row>
          <table:table-row table:style-name="Table1.15">
            <table:covered-table-cell/>
            <table:table-cell table:style-name="Table1.A1" table:number-rows-spanned="2" office:value-type="string">
              <text:p text:style-name="P43"><text:span text:style-name="T2">Det värsta som kan hända?att han </text:span><text:span text:style-name="T12">inte hittar dom.</text:span></text:p>
            </table:table-cell>
            <table:table-cell table:style-name="Table1.A1" table:number-rows-spanned="2" office:value-type="string">
              <text:p text:style-name="P46"><text:span text:style-name="T2">Vanor / ovanor?tror alla är ute efter honom en kort stund varje dag</text:span><text:span text:style-name="T12">.</text:span></text:p>
            </table:table-cell>
          </table:table-row>
          <table:table-row table:style-name="Table1.4">
            <table:table-cell table:style-name="Table1.A1" table:number-rows-spanned="2" office:value-type="string">
              <text:p text:style-name="P51"><text:span text:style-name="T2">Märks karaktären i en folksamling? <text:s/>Varför? Han är</text:span><text:span text:style-name="T12"> den enda som går runt med sitt tjänstevapen draget.</text:span></text:p>
            </table:table-cell>
            <table:covered-table-cell/>
            <table:covered-table-cell/>
          </table:table-row>
          <table:table-row table:style-name="Table1.3">
            <table:covered-table-cell/>
            <table:table-cell table:style-name="Table1.A1" table:number-rows-spanned="2" office:value-type="string">
              <text:p text:style-name="P52"><text:span text:style-name="T2">Övrigt?</text:span></text:p>
            </table:table-cell>
            <table:table-cell table:style-name="Table1.A1" table:number-rows-spanned="2" office:value-type="string">
              <text:p text:style-name="P52"><text:span text:style-name="T2">Övrigt?</text:span></text:p>
            </table:table-cell>
          </table:table-row>
          <table:table-row table:style-name="Table1.18">
            <table:table-cell table:style-name="Table1.A1" office:value-type="string">
              <text:p text:style-name="P52"><text:span text:style-name="T2">Övrigt?</text:span></text:p>
            </table:table-cell>
            <table:covered-table-cell/>
            <table:covered-table-cell/>
          </table:table-row>
        </table:table>
        <text:p text:style-name="P39"/>
        <text:p text:style-name="P39"/>
        <text:p text:style-name="P42"><text:span text:style-name="T4">34</text:span><text:span text:style-name="T5">23b. Karaktärsschema © Argument Förlag och Veronica Grönte. Kopieringsunderlag (reviderat) till Pennvässaren.</text:span></text:p>
        <text:p text:style-name="P36"><text:span text:style-name="T6">Beskriv din karaktär </text:span></text:p>
        <text:p text:style-name="P53"><text:span text:style-name="T7">Vad heter karaktären? ........X-456-678........................................................................................................... Hur gammal är karaktären? ...</text:span><text:span text:style-name="T13">205</text:span><text:span text:style-name="T7">........................................................................................................ </text:span></text:p>
        <text:p text:style-name="P54"><text:span text:style-name="T7">Hur ser karaktären ut? Lång,har fem ögon</text:span><text:span text:style-name="T13">, rosa hud</text:span><text:span text:style-name="T7">.................................................................................................................. </text:span><text:span text:style-name="T8">Kroppsform? Längd? Ögonfärg? Hårfärg…? </text:span></text:p>
        <text:p text:style-name="P56"><text:span text:style-name="T7">Hurdana kläder brukar karaktären ha? svart</text:span><text:span text:style-name="T13">och orange dräkt med en metallhjälm </text:span><text:span text:style-name="T7">.......................................................................................... Vad heter platsen där karaktären bor? .Uss-</text:span><text:span text:style-name="T13">Enterprise</text:span><text:span text:style-name="T7">........................................................................................ </text:span></text:p>
        <text:p text:style-name="P54"><text:span text:style-name="T7">Hur bor karaktären? .I </text:span><text:span text:style-name="T13">i kommandoceentralen</text:span><text:span text:style-name="T7">.................................................................................................................... </text:span><text:span text:style-name="T8">I en lägenhet? I ett tält? I en villa? I en grotta? Under en bro? I skogen? I ett slott eller… ? </text:span></text:p>
        <text:p text:style-name="P55"><text:span text:style-name="T7">Hurdan ser karaktärens närmaste familj ut? </text:span><text:span text:style-name="T13">ingen vet något om honom</text:span><text:span text:style-name="T7">................................................................................ </text:span><text:span text:style-name="T8">Föräldrar? Syskon? Kusiner? Mormor? Husdjur eller…? </text:span></text:p>
        <text:p text:style-name="P57"><text:span text:style-name="T7">Vad gör karaktären på vardagarna? .försöker tänka hur han </text:span><text:span text:style-name="T13">ska förinta jorden </text:span><text:span text:style-name="T7">............................................................................................. </text:span><text:span text:style-name="T8">Arbetar? Går i skolan eller…? </text:span></text:p>
        <text:p text:style-name="P58"><text:span text:style-name="T7">Vad tycker karaktären är roligt att göra? fånga folk,tortera folk,mörda folk ...................................................................................... </text:span><text:span text:style-name="T8">Prata i telefon? Teckna? Spela dataspel? Åka inlines? Gräva? Vandra i fjällen? Cykla eller…? <text:s/></text:span></text:p>
        <text:p text:style-name="P59"><text:span text:style-name="T7">Vad är karaktären allra bäst på? </text:span><text:span text:style-name="T13">att styra alla hans hejdukar</text:span><text:span text:style-name="T7">................................................................................................... </text:span><text:span text:style-name="T8">Teckna? Simma? Sjunga? Klättra? Baka tårtor? Berätta roliga historier? Dansa eller…? </text:span></text:p>
        <text:p text:style-name="P60"><text:span text:style-name="T7">Hurdan är karaktären? </text:span><text:span text:style-name="T13">Modig,överkompenserande,</text:span><text:span text:style-name="T7">............................................................................................... </text:span><text:span text:style-name="T8">Sprallig? Lugn? Vänlig? Hjälpsam? Generös? Modig? Påhittig? Får lätt nya kompisar eller…? <text:s/></text:span></text:p>
        <text:p text:style-name="P61"><text:span text:style-name="T7">Hurdan är karaktären? </text:span><text:span text:style-name="T13">otålig,sur,retlig</text:span><text:span text:style-name="T7">................................................................................................... </text:span><text:span text:style-name="T8">Tjurig? Retlig? Oschyst? Snål? Kaxig? Sur? Otålig eller…? </text:span></text:p>
        <text:p text:style-name="P62"><text:span text:style-name="T7">Hur ser karaktären på sig själv? bäst av alla.................................................................................................... </text:span><text:span text:style-name="T8">Jag är stark… snäll… omtyckt… påhittig… pratsam… utanför eller…? </text:span></text:p>
        <text:p text:style-name="P63"><text:span text:style-name="T7">Vad är karaktären rädd för? att bli besegrad.......................................................................................................... </text:span><text:span text:style-name="T8">Ormar? Spindlar? Åska? Mörker? Hissar? Trånga källargångar? Ensamhet? Höga ljud eller…? <text:s/></text:span></text:p>
        <text:p text:style-name="P64"><text:span text:style-name="T7">Vad är det bästa som kan hända karaktären? .att han förintar jorden samt fngar Joshua............................................................................. Vad är det värsta som kan hända karaktären? .att han blir bese</text:span><text:span text:style-name="T13">grad av Joshua</text:span><text:span text:style-name="T7">............................................................................. Vilken är karaktärens hemlighet? ..a................................................................................................</text:span></text:p>
        <text:p text:style-name="P65"><text:span text:style-name="T10">23a. Karaktärsschema © Argument Förlag och Veronica Grönte. Kopieringsunderlag till Pennvässaren. </text:span><text:span text:style-name="T9">33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807in" style:num-format="1" style:print-orientation="portrait" fo:margin-top="0.5591in" fo:margin-bottom="0.5272in" fo:margin-left="0.6535in" fo:margin-right="0.900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91" meta:word-count="589" meta:character-count="5918" meta:non-whitespace-character-count="5335"/>
    <meta:generator>LibreOfficeDev/6.0.5.2$Linux_X86_64 LibreOffice_project/</meta:generator>
  </office:meta>
</office:document-meta>
</file>